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57aa"/>
    </style:style>
    <style:style style:name="T1" style:family="text">
      <style:text-properties officeooo:rsid="000757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myjiraid" text:name="id"/>
        <text:user-field-decl office:value-type="string" office:string-value="myjirasize" text:name="size"/>
        <text:user-field-decl office:value-type="string" office:string-value="myjiraproject" text:name="project"/>
        <text:user-field-decl office:value-type="string" office:string-value="myjiradescription" text:name="description"/>
      </text:user-field-decls>
      <text:p text:style-name="P1"><text:span text:style-name="T1">ID : <text:tab/><text:tab/></text:span><text:span text:style-name="T1"><text:user-field-get text:name="id">myjiraid</text:user-field-get></text:span></text:p>
      <text:p text:style-name="P1"><text:span text:style-name="T1">Taille : <text:tab/></text:span><text:span text:style-name="T1"><text:user-field-get text:name="size">myjirasize</text:user-field-get></text:span></text:p>
      <text:p text:style-name="P1"><text:span text:style-name="T1">Projet : <text:tab/></text:span><text:span text:style-name="T1"><text:user-field-get text:name="project">myjiraproject</text:user-field-get></text:span></text:p>
      <text:p text:style-name="P1"><text:span text:style-name="T1">Description :<text:tab/></text:span><text:span text:style-name="T1"><text:user-field-get text:name="description">myjiradescription</text:user-field-ge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6T13:47:33</meta:creation-date>
    <meta:generator>LibreOffice/4.0.4.2$Linux_X86_64 LibreOffice_project/400m0$Build-2</meta:generator>
    <meta:editing-duration>P0D</meta:editing-duration>
    <meta:editing-cycles>2</meta:editing-cycles>
    <dc:date>2013-09-17T13:53:27</dc:date>
    <meta:document-statistic meta:table-count="0" meta:image-count="0" meta:object-count="0" meta:page-count="1" meta:paragraph-count="4" meta:word-count="8" meta:character-count="81" meta:non-whitespace-character-count="29"/>
  </office:meta>
</office:document-meta>
</file>